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C700000330DB1D2C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02cm" table:align="margins"/>
    </style:style>
    <style:style style:name="Tabelle2.A" style:family="table-column">
      <style:table-column-properties style:column-width="4.498cm" style:rel-column-width="2550*"/>
    </style:style>
    <style:style style:name="Tabelle2.B" style:family="table-column">
      <style:table-column-properties style:column-width="11.504cm" style:rel-column-width="6522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b7da5" officeooo:paragraph-rsid="000b7da5"/>
    </style:style>
    <style:style style:name="P2" style:family="paragraph" style:parent-style-name="Table_20_Contents">
      <style:text-properties style:font-name="Arial" fo:font-size="9pt" fo:font-weight="bold" officeooo:rsid="00086ab6" officeooo:paragraph-rsid="00086ab6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Arial" fo:font-size="9pt" officeooo:rsid="00086ab6" officeooo:paragraph-rsid="00086ab6" style:font-size-asian="9pt" style:font-size-complex="9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9pt" officeooo:rsid="00086ab6" officeooo:paragraph-rsid="00086ab6" style:font-size-asian="9pt" style:font-size-complex="9pt"/>
    </style:style>
    <style:style style:name="P5" style:family="paragraph" style:parent-style-name="Table_20_Contents">
      <style:text-properties style:font-name="Arial" fo:font-size="9pt" officeooo:rsid="0009b8b2" officeooo:paragraph-rsid="0009b8b2" style:font-size-asian="9pt" style:font-size-complex="9pt"/>
    </style:style>
    <style:style style:name="P6" style:family="paragraph" style:parent-style-name="Standard">
      <style:text-properties style:font-name="Arial" fo:font-size="11pt" officeooo:rsid="000b7da5" officeooo:paragraph-rsid="000b7da5" style:font-size-asian="11pt" style:font-size-complex="11pt"/>
    </style:style>
    <style:style style:name="P7" style:family="paragraph" style:parent-style-name="Standard">
      <style:text-properties style:font-name="Arial" fo:font-size="11pt" officeooo:rsid="000b7da5" officeooo:paragraph-rsid="00086ab6" style:font-size-asian="11pt" style:font-size-complex="11pt"/>
    </style:style>
    <style:style style:name="P8" style:family="paragraph" style:parent-style-name="Standard">
      <style:text-properties style:font-name="Arial" fo:font-size="11pt" officeooo:rsid="00086ab6" officeooo:paragraph-rsid="00086ab6" style:font-size-asian="11pt" style:font-size-complex="11pt"/>
    </style:style>
    <style:style style:name="P9" style:family="paragraph" style:parent-style-name="Standard">
      <style:text-properties style:font-name="Arial" fo:font-size="12pt" officeooo:rsid="00086ab6" officeooo:paragraph-rsid="00086ab6" style:font-size-asian="12pt" style:font-size-complex="12pt"/>
    </style:style>
    <style:style style:name="P10" style:family="paragraph" style:parent-style-name="Standard">
      <style:text-properties style:font-name="Arial" fo:font-size="9pt" officeooo:rsid="00086ab6" officeooo:paragraph-rsid="00086ab6" style:font-size-asian="9pt" style:font-size-complex="9pt"/>
    </style:style>
    <style:style style:name="P11" style:family="paragraph" style:parent-style-name="Standard" style:master-page-name="">
      <loext:graphic-properties draw:fill="none"/>
      <style:paragraph-properties fo:margin-left="11cm" fo:margin-right="0cm" fo:text-indent="0cm" style:auto-text-indent="false" style:page-number="auto"/>
      <style:text-properties style:font-name="Arial" fo:font-size="8pt" style:font-size-asian="8pt" style:font-size-complex="8pt"/>
    </style:style>
    <style:style style:name="P12" style:family="paragraph" style:parent-style-name="Standard">
      <loext:graphic-properties draw:fill="none"/>
      <style:paragraph-properties fo:margin-left="11cm" fo:margin-right="0cm" fo:text-indent="0cm" style:auto-text-indent="false"/>
      <style:text-properties style:font-name="Arial" fo:font-size="8pt" officeooo:rsid="000b7da5" officeooo:paragraph-rsid="000b7da5" style:font-size-asian="8pt" style:font-size-complex="8pt"/>
    </style:style>
    <style:style style:name="P13" style:family="paragraph" style:parent-style-name="Standard">
      <style:text-properties style:font-name="Arial" fo:font-size="11pt" officeooo:rsid="000eca00" officeooo:paragraph-rsid="000eca00" style:font-size-asian="11pt" style:font-size-complex="11pt"/>
    </style:style>
    <style:style style:name="P14" style:family="paragraph" style:parent-style-name="Standard">
      <style:text-properties style:font-name="Arial" fo:font-size="11pt" officeooo:rsid="000b7da5" officeooo:paragraph-rsid="000b7da5" style:font-size-asian="11pt" style:font-size-complex="11pt"/>
    </style:style>
    <style:style style:name="P15" style:family="paragraph" style:parent-style-name="Standard">
      <style:paragraph-properties fo:line-height="100%" fo:text-align="end" style:justify-single-word="false"/>
      <style:text-properties style:font-name="Arial" fo:font-size="11pt" officeooo:rsid="000b7da5" officeooo:paragraph-rsid="000eca00" style:font-size-asian="11pt" style:font-size-complex="11pt"/>
    </style:style>
    <style:style style:name="P16" style:family="paragraph" style:parent-style-name="Standard">
      <style:text-properties style:font-name="Arial" fo:font-size="11pt" officeooo:rsid="00086ab6" officeooo:paragraph-rsid="00086ab6" style:font-size-asian="11pt" style:font-size-complex="11pt"/>
    </style:style>
    <style:style style:name="P17" style:family="paragraph" style:parent-style-name="Table_20_Contents">
      <style:text-properties style:font-name="Arial" fo:font-size="11pt" officeooo:rsid="000eca00" officeooo:paragraph-rsid="000eca00" style:font-size-asian="11pt" style:font-size-complex="11pt"/>
    </style:style>
    <style:style style:name="P18" style:family="paragraph" style:parent-style-name="Table_20_Contents">
      <style:text-properties style:font-name="Arial" fo:font-size="11pt" fo:font-weight="bold" officeooo:rsid="000eca00" officeooo:paragraph-rsid="000eca00" style:font-size-asian="11pt" style:font-weight-asian="bold" style:font-size-complex="11pt" style:font-weight-complex="bold"/>
    </style:style>
    <style:style style:name="T1" style:family="text">
      <style:text-properties officeooo:rsid="0009b8b2"/>
    </style:style>
    <style:style style:name="T2" style:family="text">
      <style:text-properties officeooo:rsid="000eca00"/>
    </style:style>
    <style:style style:name="fr1" style:family="graphic" style:parent-style-name="Frame">
      <style:graphic-properties style:vertical-pos="bottom" style:vertical-rel="page-content" style:horizontal-pos="right" style:horizontal-rel="page-content" fo:padding="0.101cm" fo:border-left="none" fo:border-right="none" fo:border-top="0.06pt solid #000000" fo:border-bottom="none" style:shadow="none" draw:shadow-opacity="100%"/>
    </style:style>
    <style:style style:name="fr2" style:family="graphic" style:parent-style-name="Graphics">
      <style:graphic-properties fo:margin-left="0.318cm" fo:margin-right="0.318cm" fo:margin-top="0cm" fo:margin-bottom="113.18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>Höchstädtplatz 6</text:p>
      <text:p text:style-name="P12">1200 Wien</text:p>
      <text:p text:style-name="P12"/>
      <text:p text:style-name="P12">Datum: 10. February 2016<text:line-break/></text:p>
      <text:p text:style-name="P12">T: +43 1 333 40 77 / 256<text:line-break/>F: +43 1 333 40 77/ 99 <text:s/>256<text:line-break/>E: kindlm@technikum-wien.at <text:line-break/>I: www.technikum-wien.at<text:line-break/>ZVR 074476426<text:line-break/>DVR 0928381</text:p>
      <text:p text:style-name="P12"/>
      <text:p text:style-name="P12"/>
      <text:p text:style-name="P9"><text:span text:style-name="T2">Übernahmebestätigung</text:span></text:p>
      <text:p text:style-name="P8"/>
      <text:p text:style-name="P8"/>
      <text:p text:style-name="P13">Durch Unterzeichnung dieses Formulars wird die Übernahme von inventarisierter Ware laut unten stehender Angaben bestätigt.</text:p>
      <text:p text:style-name="P6"/>
      <text:p text:style-name="P6">Herr/Frau Vorname Nachname</text:p>
      <text:p text:style-name="P6">geboren am XX.XX.XXXX</text:p>
      <text:p text:style-name="P6">Personenkennzahl XXXXXX</text:p>
      <text:p text:style-name="P6">Sozialversicherungsnummer XXXXXXX</text:p>
      <text:p text:style-name="P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8">Ware/Bezeichnung</text:p>
          </table:table-cell>
          <table:table-cell table:style-name="Tabelle2.B1" office:value-type="string">
            <text:p text:style-name="P17">Zutrittskarte</text:p>
          </table:table-cell>
        </table:table-row>
        <table:table-row>
          <table:table-cell table:style-name="Tabelle2.A2" office:value-type="string">
            <text:p text:style-name="P18">Inventarnummer</text:p>
          </table:table-cell>
          <table:table-cell table:style-name="Tabelle2.B2" office:value-type="string">
            <text:p text:style-name="P17">123456</text:p>
          </table:table-cell>
        </table:table-row>
        <table:table-row>
          <table:table-cell table:style-name="Tabelle2.A2" office:value-type="string">
            <text:p text:style-name="P18">Organisationseinheit</text:p>
          </table:table-cell>
          <table:table-cell table:style-name="Tabelle2.B2" office:value-type="string">
            <text:p text:style-name="P17">Abteilung Infrastruktur</text:p>
          </table:table-cell>
        </table:table-row>
        <table:table-row>
          <table:table-cell table:style-name="Tabelle2.A2" office:value-type="string">
            <text:p text:style-name="P18">Kaution</text:p>
          </table:table-cell>
          <table:table-cell table:style-name="Tabelle2.B2" office:value-type="string">
            <text:p text:style-name="P17">€ 0,00</text:p>
          </table:table-cell>
        </table:table-row>
        <table:table-row>
          <table:table-cell table:style-name="Tabelle2.A2" office:value-type="string">
            <text:p text:style-name="P18">Übernommen am</text:p>
          </table:table-cell>
          <table:table-cell table:style-name="Tabelle2.B2" office:value-type="string">
            <text:p text:style-name="P17">01.01.2001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7"><draw:frame draw:style-name="fr1" draw:name="Rahmen1" text:anchor-type="char" draw:z-index="1"><draw:text-box fo:min-height="1cm" fo:min-width="1cm"><text:p text:style-name="P15"><text:s text:c="11"/>Unterschrift <text:span text:style-name="T2">Herr/Frau Vorname Nachnam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7da5" officeooo:paragraph-rsid="000b7da5"/>
    </style:style>
    <style:style style:name="Mfr1" style:family="graphic" style:parent-style-name="Graphics">
      <style:graphic-properties fo:margin-left="0.318cm" fo:margin-right="0.318cm" fo:margin-top="0cm" fo:margin-bottom="113.18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1cm" fo:margin-left="0cm" fo:margin-right="0cm" fo:margin-bottom="3.401cm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 3" text:anchor-type="char" svg:x="11.7cm" svg:y="-2.409cm" svg:width="5.26cm" svg:height="2.9cm" draw:z-index="0"><draw:image xlink:href="Pictures/10000000000005C700000330DB1D2CD4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7:40:01.389000000</meta:creation-date>
    <dc:date>2016-02-12T16:43:48.033000000</dc:date>
    <meta:editing-duration>PT2H9M37S</meta:editing-duration>
    <meta:editing-cycles>8</meta:editing-cycles>
    <meta:generator>LibreOffice/4.4.5.2$Windows_x86 LibreOffice_project/a22f674fd25a3b6f45bdebf25400ed2adff0ff99</meta:generator>
    <meta:document-statistic meta:table-count="1" meta:image-count="1" meta:object-count="0" meta:page-count="1" meta:paragraph-count="21" meta:word-count="75" meta:character-count="605" meta:non-whitespace-character-count="537"/>
  </office:meta>
</office:document-meta>
</file>